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8_12-51-3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8_21-04-31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9_01-38-36_000.jpg</text:p>
          </table:table-cell>
          <table:table-cell table:style-name="ce19" office:value-type="string">
            <text:p>:m other / log / 寝る前　ウェブ閲覧　記録　（for オナニー） / 未了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9_01-38-41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09_09-07-04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9_09-56-09_000.jpg</text:p>
          </table:table-cell>
          <table:table-cell table:style-name="ce18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9_09-57-00_000.jpg</text:p>
          </table:table-cell>
          <table:table-cell table:style-name="ce19" office:value-type="string">
            <text:p>:m RES 1*2 / free# JVEMV6 68#_117:1 / 68. theoretical-physics(tp) / w=~,topics=ベクトル：複素数同士の積,other=~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2 / free# JVEMV6 68#_117:1 / 68. theoretical-physics(tp) / w=~,topics=ベクトル：複素数同士の積,other=~,s=~,i=~,doc=~">
            <text:p>:m RES 1*2 / free# JVEMV6 68#_117:1 / 68. theoretical-physics(tp) / w=~,topics=ベクトル：複素数同士の積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9_09-57-20_000.jpg</text:p>
          </table:table-cell>
          <table:table-cell table:style-name="ce19" office:value-type="string">
            <text:p>:m RES 2*2 / free# JVEMV6 68#_117:1 / 68. theoretical-physics(tp) / w=~,topics=ベクトル：複素数同士の積；四元数,other=~,s=~,i=~,doc=~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2*2 / free# JVEMV6 68#_117:1 / 68. theoretical-physics(tp) / w=~,topics=ベクトル：複素数同士の積；四元数,other=~,s=~,i=~,doc=~">
            <text:p>:m RES 2*2 / free# JVEMV6 68#_117:1 / 68. theoretical-physics(tp) / w=~,topics=ベクトル：複素数同士の積；四元数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9_09-57-48_000.jpg</text:p>
          </table:table-cell>
          <table:table-cell table:style-name="ce19" office:value-type="string">
            <text:p>:m RES 1*1 / free# JVEMV6 68#_id=L8BE:2 / 68. theoretical-physics(tp) / w=~,topics=フーリエ級数：正弦係数,other=~,s=~,i=~,doc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1*1 / free# JVEMV6 68#_id=L8BE:2 / 68. theoretical-physics(tp) / w=~,topics=フーリエ級数：正弦係数,other=~,s=~,i=~,doc=~">
            <text:p>:m RES 1*1 / free# JVEMV6 68#_id=L8BE:2 / 68. theoretical-physics(tp) / w=~,topics=フーリエ級数：正弦係数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2021/10/09</text:date>, <text:time>10:3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9T10:30:34.22</dc:date>
    <dc:creator>iwabuchi ken</dc:creator>
    <meta:editing-duration>P38DT8H45M20S</meta:editing-duration>
    <meta:editing-cycles>13520</meta:editing-cycles>
    <meta:document-statistic meta:table-count="1" meta:cell-count="433" meta:object-count="0"/>
  </office:meta>
</office:document-meta>
</file>